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ce6e"/>
    </style:style>
    <style:style style:name="P2" style:family="paragraph" style:parent-style-name="Standard">
      <style:text-properties officeooo:paragraph-rsid="001fce6e" fo:background-color="#ffff00"/>
    </style:style>
    <style:style style:name="P3" style:family="paragraph" style:parent-style-name="Standard">
      <style:text-properties officeooo:rsid="001fce6e" officeooo:paragraph-rsid="001fce6e"/>
    </style:style>
    <style:style style:name="P4" style:family="paragraph" style:parent-style-name="Standard">
      <style:text-properties officeooo:rsid="001fce6e" officeooo:paragraph-rsid="001fce6e" fo:background-color="#ffff00"/>
    </style:style>
    <style:style style:name="T1" style:family="text">
      <style:text-properties officeooo:rsid="001fce6e"/>
    </style:style>
    <style:style style:name="T2" style:family="text">
      <style:text-properties fo:background-color="#ffff00"/>
    </style:style>
    <style:style style:name="T3" style:family="text">
      <style:text-properties officeooo:rsid="001fce6e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>Что касается известного спора о недопустимости «давления на суд», </text:p>
      <text:p text:style-name="P4">то после выступления премьер-министра по телевизору, я думаю, </text:p>
      <text:p text:style-name="P4">к нему возвращаться уже не стоит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Я допускаю, что судья Данилкин еще когда-нибудь, с</text:span><text:span text:style-name="T1"> более безопасного </text:span></text:p>
      <text:p text:style-name="P1"><text:span text:style-name="T3">расстояния (в пространстве или во времени) расскажет, как все было</text:span><text:span text:style-name="T1"> </text:span></text:p>
      <text:p text:style-name="P4">и чем был вызван перенос оглашения приговора. </text:p>
      <text:p text:style-name="P3"/>
      <text:p text:style-name="P3"/>
      <text:p text:style-name="P3"/>
      <text:p text:style-name="P3"/>
      <text:p text:style-name="P3"/>
      <text:p text:style-name="P4">У него теперь тоже есть козырь в рукаве, хотя это не он его туда положил. </text:p>
      <text:p text:style-name="P4">Только сделанного этим уже не исправишь. </text:p>
      <text:p text:style-name="P3"/>
      <text:p text:style-name="P3">Проблема не только в том, что ни один независимый эксперт не назовет этот приговор законным. </text:p>
      <text:p text:style-name="P3"/>
      <text:p text:style-name="P3">Но и никто из сколько-нибудь образованных и ищущих чего-то людей, на которых рассчитывает в своих планах «модернизации» не только президент Медведев, не определит для себя этот приговор как справедливый. </text:p>
      <text:p text:style-name="P3"/>
      <text:p text:style-name="P3">«Вор должен сидеть в тюрьме» - это «хлеба и зрелищ», это корм для скота. </text:p>
      <text:p text:style-name="P3"/>
      <text:p text:style-name="P3">Человек же спрашивает (любой): «Почему только этот «вор» должен сидеть в тюрьме? </text:p>
      <text:p text:style-name="P3"/>
      <text:p text:style-name="P3">И сколько он должен сидеть в тюрьме за всех, если он и так уже отсидел черт знает сколько и где – всю жизнь?». </text:p>
      <text:p text:style-name="P3"/>
      <text:p text:style-name="P3">И не случайно одновременно с жеванием этого приговора судьей Данилкиным Владимир Путин вдруг вспомнил о суде присяжных. </text:p>
      <text:p text:style-name="P3"/>
      <text:p text:style-name="P3">Ведь Генпрокуратура лукаво его обошла, не вменив Ходорковскому и Лебедеву очевидное в построенной ею конструкции «создание преступного сообщества». </text:p>
      <text:p text:style-name="P3"><text:soft-page-break/><text:s/></text:p>
      <text:p text:style-name="P3">Что ж премьер заговорил без всякого повода о том, что суд присяжных, мол, какой-то не такой? </text:p>
      <text:p text:style-name="P3"/>
      <text:p text:style-name="P3">Вот, чего он, на самом деле, боится (не считая зарубежных банков): справедливости. </text:p>
      <text:p text:style-name="P3"/>
      <text:p text:style-name="P3">Той самой, под флагом которой он это дело начинал, - и где же она? </text:p>
      <text:p text:style-name="P3"/>
      <text:p text:style-name="P3">Драма в том, что словами можно приукрашивать и пытаться видоизменить любую действительность: экономическую, историческую – тут возможны всякие мнения. </text:p>
      <text:p text:style-name="P3"/>
      <text:p text:style-name="P3">И только слово судьи – совсем особого рода, потому что оно сразу закон. </text:p>
      <text:p text:style-name="P3"/>
      <text:p text:style-name="P3">Но нельзя и запретить думающим людям думать о том, справедливо ли оно. </text:p>
      <text:p text:style-name="P3"/>
      <text:p text:style-name="P3">Что, собственно, мы все время и делаем. </text:p>
      <text:p text:style-name="P3"/>
      <text:p text:style-name="P3">Едва ли не в каждом номере «Новой» вы найдете не одну заметку о том, что такое-то решение суда несправедливо, а то и вовсе незаконно. </text:p>
      <text:p text:style-name="P3"/>
      <text:p text:style-name="P3">Хотя оно – закон. </text:p>
      <text:p text:style-name="P3"/>
      <text:p text:style-name="P3">Не только «просто читатели», но и лица вполне официальные, и даже сами судьи, хотя и не вслух, довольно часто говорят нам за это «спасибо». </text:p>
      <text:p text:style-name="P3"/>
      <text:p text:style-name="P3">Значит, какой-то консенсус о том, что справедливо, в обществе все же существует, но он не там, где выносятся судебные приговоры. </text:p>
      <text:p text:style-name="P3"/>
      <text:p text:style-name="P3">Но не надо нас упрекать, что мы двоим картину мира и «подрываем основы государственности». </text:p>
      <text:p text:style-name="P3"/>
      <text:p text:style-name="P3">Это не мы, это те, кто заставляет выносить такие судебные решения, а мы только думаем, пока нам не открутили голов, что же будет дальше. </text:p>
      <text:p text:style-name="P3"/>
      <text:p text:style-name="P3"/>
      <text:p text:style-name="P3"/>
      <text:p text:style-name="P3">По поводу первого приговора Ходорковскому и Лебедеву могли быть разные мнения, но по поводу второго (благодаря абсурдной формуле обвинения) никаких таких разных мнений уже нет. </text:p>
      <text:p text:style-name="P3"/>
      <text:p text:style-name="P3">Тут сошлось все разом: беззащитность суда, прежде всего, перед «силовиками», совершенно обнаглевшее в силу этого и потерявшее от этого всякую квалификацию обвинение, политический цугцванг. </text:p>
      <text:p text:style-name="P3"/>
      <text:p text:style-name="P1"><text:span text:style-name="T1">Но лопнул нарыв, в котором за годы, прошедшие с первого «дела ЮКОСа», накопилось много гноя: ведь такие же, по сути, рейдерские дела мультиплицированы по тому же лекалу и на всех более низких </text:span><text:soft-page-break/><text:span text:style-name="T1">уровнях вплоть до ларьков, а приговоров в пользу грабежа ментов многие сотни, и все они «имеют силу закона». </text:span></text:p>
      <text:p text:style-name="P3"/>
      <text:p text:style-name="P3">Справедливость и законность – всегда не одно и то же, но есть все же мера, до которой они могут расходиться в государстве, чтобы образовать сплав собственно права. </text:p>
      <text:p text:style-name="P3"/>
      <text:p text:style-name="P3">Дальше уже шизофрения. </text:p>
      <text:p text:style-name="P3"/>
      <text:p text:style-name="P3">И ни один человек ни с какими деньгами, связями или должностью так жить не сможет, не ответив хотя бы себе на вопрос, где все же правда. </text:p>
      <text:p text:style-name="P3"/>
      <text:p text:style-name="P3">В том, что считается законом, или в том, что есть совесть и здравый смысл? </text:p>
      <text:p text:style-name="P3"/>
      <text:p text:style-name="P3">Приговор Хамовнического суда пока что как бы упраздняет правовое измерение в российском государстве, и никакие рассуждения в терминах права уже не имеют смысла. </text:p>
      <text:p text:style-name="P3"/>
      <text:p text:style-name="P3">Если говорить в терминах политических (скорее в византийских, принятых в России), то создается впечатление, что рациональный Путин, двинув Медведева вперед, пытался выскочить из-под этих обломков. </text:p>
      <text:p text:style-name="P3"/>
      <text:p text:style-name="P3">Но так, чтобы с почетом, живым и с деньгами, а это уж ему не даст сделать собственное «силовое» окружение. </text:p>
      <text:p text:style-name="P3"/>
      <text:p text:style-name="P3">Он такой же его заложник, как и Ходорковский, но как и мы все, а нас-то за что? </text:p>
      <text:p text:style-name="P3"/>
      <text:p text:style-name="P3">Без правового измерения никаких шансов сохраниться у России, конечно, нет. </text:p>
      <text:p text:style-name="P3"/>
      <text:p text:style-name="P3">Какую-то надежду можно искать в истории права, свидетельствующей о том, что здесь мы ничуть не уникальны и не «суверенны»: «схлопывание» права и суда в средние века, например, происходило едва ли не во всех государствах, где брали на время верх тогдашние «силовики». </text:p>
      <text:p text:style-name="P3"/>
      <text:p text:style-name="P3">Выход это находило в каких-то иных формах правосудия, ни в коем случае не доверяемого профессиональным юристам. </text:p>
      <text:p text:style-name="P3"/>
      <text:p text:style-name="P3">Потому что в такой ситуации выбор уже очень невелик: или извратившая самое себя через «юриспруденцию» законность, или справедливость. </text:p>
      <text:p text:style-name="P3"/>
      <text:p text:style-name="P3">В России как таковых правоведов сейчас и нет, великий однофамилец собачки премьера их бы так не назвал. </text:p>
      <text:p text:style-name="P3"/>
      <text:p text:style-name="P3">Все наши юристы за редчайшим исключением – «силовики», а дух права вытравлен даже из университетов. </text:p>
      <text:p text:style-name="P3"><text:soft-page-break/><text:s/></text:p>
      <text:p text:style-name="P3">И последний выбор – между государством без права или правом без тупой «государственности». </text:p>
      <text:p text:style-name="P3"/>
      <text:p text:style-name="P3">Справедливость, понимаемая везде слишком по-разному, не может обеспечить вертикального единства страны, которого так пыжился добиться «юрист» Путин, но и «законность», лишенная справедливости, «Единую Россию» не подопрет, вся эта хрупкая конструкция рухнет. </text:p>
      <text:p text:style-name="P3"/>
      <text:p text:style-name="P3">Так что напрасно премьер так недоверчив к суду присяжных: если это не будут суды присяжных, то будут суды Линч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7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ur </meta:initial-creator>
    <meta:creation-date>2011-02-16T01:23:59</meta:creation-date>
    <dc:date>2011-02-17T01:58:06</dc:date>
    <dc:creator>artur </dc:creator>
    <meta:editing-duration>PT00H57M31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4" meta:paragraph-count="50" meta:word-count="835" meta:character-count="5381"/>
  </office:meta>
</office:document-meta>
</file>